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/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/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/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/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/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/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/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/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/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10-23">00/00/0000</text:date>, <text:time style:data-style-name="N2" text:time-value="16:58:34.483380594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3T16:57:14</meta:creation-date>
    <dc:date>2022-10-23T17:50:13.223335636</dc:date>
    <meta:editing-duration>PT41M27S</meta:editing-duration>
    <meta:editing-cycles>4</meta:editing-cycles>
    <meta:document-statistic meta:table-count="1" meta:cell-count="80" meta:object-count="0"/>
  </office:meta>
</office:document-meta>
</file>